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4.75cm" fo:min-width="6.5cm" fo:padding-top="0.151cm" fo:padding-bottom="0.151cm" fo:padding-left="0.276cm" fo:padding-right="0.276cm" loext:decorative="false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4.75cm" fo:min-width="2.5cm" fo:padding-top="0.151cm" fo:padding-bottom="0.151cm" fo:padding-left="0.276cm" fo:padding-right="0.276cm" loext:decorative="false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5cm" fo:min-width="2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58cm" fo:min-width="0.208cm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5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5cm" loext:decorative="false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0.75cm" loext:decorative="false"/>
      <style:paragraph-properties style:writing-mode="lr-tb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5cm" fo:min-width="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  <style:text-properties fo:font-size="12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style:text-position="0% 100%" fo:font-size="12pt"/>
    </style:style>
    <style:style style:name="P9" style:family="paragraph">
      <loext:graphic-properties draw:fill="none"/>
      <style:paragraph-properties fo:text-align="center"/>
      <style:text-properties style:text-position="0% 100%" fo:font-size="12pt" style:font-size-asian="10pt" style:font-size-complex="10pt"/>
    </style:style>
    <style:style style:name="P10" style:family="paragraph">
      <style:paragraph-properties fo:text-align="center"/>
      <style:text-properties style:text-position="0% 100%" fo:font-size="14pt"/>
    </style:style>
    <style:style style:name="P11" style:family="paragraph">
      <loext:graphic-properties draw:fill="none"/>
      <style:paragraph-properties fo:text-align="center"/>
      <style:text-properties style:text-position="0% 100%" fo:font-size="14pt" style:font-size-asian="10pt" style:font-size-complex="10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12pt" style:font-size-complex="12pt"/>
    </style:style>
    <style:style style:name="T3" style:family="text">
      <style:text-properties style:text-position="sub 58%" style:font-size-asian="12pt" style:font-size-complex="12pt"/>
    </style:style>
    <style:style style:name="T4" style:family="text">
      <style:text-properties style:text-position="sub 58%" style:font-size-asian="10pt" style:font-size-complex="10pt"/>
    </style:style>
    <style:style style:name="T5" style:family="text">
      <style:text-properties style:text-position="0% 100%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5cm" svg:x="7.25cm" svg:y="5cm">
          <text:p text:style-name="P1">Nivåregula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5cm" svg:x="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5cm" svg:x="16.25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25cm" svg:y1="9cm" svg:x2="5cm" svg:y2="9cm">
          <text:p/>
        </draw:line>
        <draw:line draw:style-name="gr3" draw:text-style-name="P3" draw:layer="layout" svg:x1="14.25cm" svg:y1="9cm" svg:x2="16.25cm" svg:y2="9cm">
          <text:p/>
        </draw:line>
        <draw:line draw:style-name="gr3" draw:text-style-name="P3" draw:layer="layout" svg:x1="7.25cm" svg:y1="6cm" svg:x2="5cm" svg:y2="6cm">
          <text:p/>
        </draw:line>
        <draw:line draw:style-name="gr3" draw:text-style-name="P3" draw:layer="layout" svg:x1="14.25cm" svg:y1="6cm" svg:x2="16.25cm" svg:y2="6cm">
          <text:p/>
        </draw:line>
        <draw:custom-shape draw:style-name="gr4" draw:text-style-name="P2" draw:layer="layout" svg:width="2.5cm" svg:height="1cm" svg:x="2.25cm" svg:y="3.75cm">
          <text:p text:style-name="P1">Kild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cm" svg:height="1cm" svg:x="16.5cm" svg:y="3.75cm">
          <text:p text:style-name="P1">Las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.5cm" svg:y="7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cm" svg:y1="9cm" svg:x2="3cm" svg:y2="9cm">
          <text:p/>
        </draw:line>
        <draw:line draw:style-name="gr3" draw:text-style-name="P3" draw:layer="layout" svg:x1="3cm" svg:y1="9cm" svg:x2="3cm" svg:y2="8cm">
          <text:p/>
        </draw:line>
        <draw:line draw:style-name="gr3" draw:text-style-name="P3" draw:layer="layout" svg:x1="3cm" svg:y1="7cm" svg:x2="3cm" svg:y2="6cm">
          <text:p/>
        </draw:line>
        <draw:custom-shape draw:style-name="gr6" draw:text-style-name="P3" draw:layer="layout" svg:width="1cm" svg:height="0.5cm" svg:x="3.5cm" svg:y="5.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6cm" svg:x2="3.5cm" svg:y2="6cm">
          <text:p/>
        </draw:line>
        <draw:line draw:style-name="gr3" draw:text-style-name="P3" draw:layer="layout" svg:x1="5cm" svg:y1="6cm" svg:x2="4.5cm" svg:y2="6cm">
          <text:p/>
        </draw:line>
        <draw:custom-shape draw:style-name="gr7" draw:text-style-name="P7" draw:layer="layout" svg:width="1cm" svg:height="0.5cm" svg:x="3.5cm" svg:y="5.25cm">
          <text:p text:style-name="P6"><text:span text:style-name="T2">R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cm" svg:height="0.5cm" draw:transform="rotate (1.5707963267949) translate (18.25cm 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3" draw:text-style-name="P3" draw:layer="layout" svg:x1="16.25cm" svg:y1="9cm" svg:x2="18.5cm" svg:y2="9cm">
          <text:p/>
        </draw:line>
        <draw:line draw:style-name="gr3" draw:text-style-name="P3" draw:layer="layout" svg:x1="16.25cm" svg:y1="6cm" svg:x2="18.5cm" svg:y2="6cm">
          <text:p/>
        </draw:line>
        <draw:line draw:style-name="gr3" draw:text-style-name="P3" draw:layer="layout" svg:x1="18.5cm" svg:y1="9cm" svg:x2="18.5cm" svg:y2="8cm">
          <text:p/>
        </draw:line>
        <draw:line draw:style-name="gr3" draw:text-style-name="P3" draw:layer="layout" svg:x1="18.5cm" svg:y1="7cm" svg:x2="18.5cm" svg:y2="6cm">
          <text:p/>
        </draw:line>
        <draw:custom-shape draw:style-name="gr7" draw:text-style-name="P5" draw:layer="layout" svg:width="1cm" svg:height="0.5cm" svg:x="17.25cm" svg:y="7.25cm">
          <text:p text:style-name="P4"><text:span text:style-name="T1">R</text:span><text:span text:style-name="T4">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25cm" svg:height="0.5cm" svg:x="3.5cm" svg:y="7.25cm">
          <text:p text:style-name="P8"><text:span text:style-name="T5">v</text:span><text:span text:style-name="T4">0</text:span><text:span text:style-name="T5">(t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5cm" svg:height="0.5cm" svg:x="5.5cm" svg:y="6.25cm">
          <text:p text:style-name="P10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5cm" svg:height="0.5cm" svg:x="5.5cm" svg:y="8.25cm">
          <text:p text:style-name="P10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0.5cm" svg:x="5.5cm" svg:y="7.25cm">
          <text:p text:style-name="P10"><text:span text:style-name="T5">v</text:span><text:span text:style-name="T4">1</text:span><text:span text:style-name="T5">(t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5cm" svg:height="0.5cm" svg:x="14.75cm" svg:y="7.25cm">
          <text:p text:style-name="P10"><text:span text:style-name="T5">v</text:span><text:span text:style-name="T4">2</text:span><text:span text:style-name="T5">(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1.25cm" svg:height="0.5cm" svg:x="14.75cm" svg:y="6.25cm">
          <text:p text:style-name="P10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5cm" svg:height="0.5cm" svg:x="14.75cm" svg:y="8.25cm">
          <text:p text:style-name="P10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5cm" svg:height="0.5cm" svg:x="14.75cm" svg:y="6.25cm">
          <text:p text:style-name="P10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25cm" svg:height="0.5cm" svg:x="14.75cm" svg:y="6.25cm">
          <text:p text:style-name="P10"><text:span text:style-name="T1">+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4:51:15.296983852</meta:creation-date>
    <dc:date>2025-05-06T16:04:18.172907926</dc:date>
    <meta:editing-duration>PT47M4S</meta:editing-duration>
    <meta:editing-cycles>2</meta:editing-cycles>
    <meta:generator>LibreOffice/24.2.7.2$Linux_X86_64 LibreOffice_project/420$Build-2</meta:generator>
    <meta:document-statistic meta:object-count="32"/>
  </office:meta>
</office:document-meta>
</file>